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/>
    </style:style>
    <style:style style:name="ce4" style:family="table-cell" style:parent-style-name="Default" style:data-style-name="N0">
      <style:table-cell-properties fo:border="thin solid #000000" style:vertical-align="middle" fo:background-color="#FFFF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00"/>
    </style:style>
    <style:style style:name="ce6" style:family="table-cell" style:parent-style-name="Default" style:data-style-name="N0">
      <style:table-cell-properties fo:border="thin solid #000000" style:vertical-align="middle" fo:background-color="transparent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Lucida Sans Unicode" style:font-name-asian="Lucida Sans Unicode" style:font-name-complex="Lucida Sans Unicode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7" style:family="table-cell" style:parent-style-name="Default" style:data-style-name="N0"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Lucida Sans Unicode" style:font-name-asian="Lucida Sans Unicode" style:font-name-complex="Lucida Sans Unicode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4.21216666666667cm" style:use-optimal-column-width="true"/>
    </style:style>
    <style:style style:name="co3" style:family="table-column">
      <style:table-column-properties fo:break-before="auto" style:column-width="1.94733333333333cm" style:use-optimal-column-width="true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3.09033333333333cm" style:use-optimal-column-width="true"/>
    </style:style>
    <style:style style:name="co6" style:family="table-column">
      <style:table-column-properties fo:break-before="auto" style:column-width="3.4925cm" style:use-optimal-column-width="true"/>
    </style:style>
    <style:style style:name="co7" style:family="table-column">
      <style:table-column-properties fo:break-before="auto" style:column-width="18.3303333333333cm"/>
    </style:style>
    <style:style style:name="co8" style:family="table-column">
      <style:table-column-properties fo:break-before="auto" style:column-width="1.10066666666667cm" style:use-optimal-column-width="true"/>
    </style:style>
    <style:style style:name="co9" style:family="table-column">
      <style:table-column-properties fo:break-before="auto" style:column-width="19.6003333333333cm" style:use-optimal-column-width="true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43.2pt" style:use-optimal-row-height="true" fo:break-before="auto"/>
    </style:style>
    <style:style style:name="ro3" style:family="table-row">
      <style:table-row-properties style:row-height="52.2pt" style:use-optimal-row-height="true" fo:break-before="auto"/>
    </style:style>
    <style:style style:name="ro4" style:family="table-row">
      <style:table-row-properties style:row-height="174pt" style:use-optimal-row-height="true" fo:break-before="auto"/>
    </style:style>
    <style:style style:name="ro5" style:family="table-row">
      <style:table-row-properties style:row-height="191.4pt" style:use-optimal-row-height="true" fo:break-before="auto"/>
    </style:style>
    <style:style style:name="ro6" style:family="table-row">
      <style:table-row-properties style:row-height="121.8pt" style:use-optimal-row-height="true" fo:break-before="auto"/>
    </style:style>
    <style:style style:name="ro7" style:family="table-row">
      <style:table-row-properties style:row-height="243.6pt" style:use-optimal-row-height="true" fo:break-before="auto"/>
    </style:style>
    <style:style style:name="ro8" style:family="table-row">
      <style:table-row-properties style:row-height="87pt" style:use-optimal-row-height="true" fo:break-before="auto"/>
    </style:style>
    <style:style style:name="ro9" style:family="table-row">
      <style:table-row-properties style:row-height="104.4pt" style:use-optimal-row-height="true" fo:break-before="auto"/>
    </style:style>
    <style:style style:name="ro10" style:family="table-row">
      <style:table-row-properties style:row-height="69.6pt" style:use-optimal-row-height="true" fo:break-before="auto"/>
    </style:style>
    <style:style style:name="ro11" style:family="table-row">
      <style:table-row-properties style:row-height="139.2pt" style:use-optimal-row-height="true" fo:break-before="auto"/>
    </style:style>
    <style:style style:name="ro12" style:family="table-row">
      <style:table-row-properties style:row-height="330.6pt" style:use-optimal-row-height="true" fo:break-before="auto"/>
    </style:style>
    <style:style style:name="ro13" style:family="table-row">
      <style:table-row-properties style:row-height="156.6pt" style:use-optimal-row-height="true" fo:break-before="auto"/>
    </style:style>
    <style:style style:name="ro14" style:family="table-row">
      <style:table-row-properties style:row-height="261pt" style:use-optimal-row-height="true" fo:break-before="auto"/>
    </style:style>
    <style:style style:name="ro15" style:family="table-row">
      <style:table-row-properties style:row-height="141pt" style:use-optimal-row-height="true" fo:break-before="auto"/>
    </style:style>
    <style:style style:name="ro16" style:family="table-row">
      <style:table-row-properties style:row-height="409.6pt" style:use-optimal-row-height="true" fo:break-before="auto"/>
    </style:style>
    <style:style style:name="ro17" style:family="table-row">
      <style:table-row-properties style:row-height="295.8pt" style:use-optimal-row-height="true" fo:break-before="auto"/>
    </style:style>
    <style:style style:name="ro18" style:family="table-row">
      <style:table-row-properties style:row-height="278.4pt" style:use-optimal-row-height="true" fo:break-before="auto"/>
    </style:style>
    <style:style style:name="ro19" style:family="table-row">
      <style:table-row-properties style:row-height="313.2pt" style:use-optimal-row-height="true" fo:break-before="auto"/>
    </style:style>
    <style:style style:name="ro20" style:family="table-row">
      <style:table-row-properties style:row-height="57pt" style:use-optimal-row-height="true" fo:break-before="auto"/>
    </style:style>
    <style:style style:name="ro21" style:family="table-row">
      <style:table-row-properties style:row-height="367.2pt" style:use-optimal-row-height="true" fo:break-before="auto"/>
    </style:style>
    <style:style style:name="ro22" style:family="table-row">
      <style:table-row-properties style:row-height="382.8pt" style:use-optimal-row-height="true" fo:break-before="auto"/>
    </style:style>
    <style:style style:name="ro23" style:family="table-row">
      <style:table-row-properties style:row-height="78.6pt" style:use-optimal-row-height="true" fo:break-before="auto"/>
    </style:style>
    <style:style style:name="ro24" style:family="table-row">
      <style:table-row-properties style:row-height="13.5pt" style:use-optimal-row-height="true" fo:break-before="auto"/>
    </style:style>
    <style:style style:name="ro25" style:family="table-row">
      <style:table-row-properties style:row-height="16.5pt" style:use-optimal-row-height="true" fo:break-before="auto"/>
    </style:style>
    <style:style style:name="ro26" style:family="table-row">
      <style:table-row-properties style:row-height="226.2pt" style:use-optimal-row-height="true" fo:break-before="auto"/>
    </style:style>
    <style:style style:name="ro27" style:family="table-row">
      <style:table-row-properties style:row-height="140.4pt" style:use-optimal-row-height="true" fo:break-before="auto"/>
    </style:style>
    <style:style style:name="ro28" style:family="table-row">
      <style:table-row-properties style:row-height="348pt" style:use-optimal-row-height="true" fo:break-before="auto"/>
    </style:style>
    <style:style style:name="ro29" style:family="table-row">
      <style:table-row-properties style:row-height="400.2pt" style:use-optimal-row-height="true" fo:break-before="auto"/>
    </style:style>
    <style:style style:name="ro30" style:family="table-row">
      <style:table-row-properties style:row-height="7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6월집계" table:style-name="ta1">
        <table:table-column table:style-name="co1" table:default-cell-style-name="ce26"/>
        <table:table-column table:style-name="co1" table:default-cell-style-name="ce27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7"/>
        <table:table-column table:style-name="co8" table:default-cell-style-name="ce27"/>
        <table:table-column table:style-name="co1" table:number-columns-repeated="16375" table:default-cell-style-name="ce27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작업내용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1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RU/EU/NA/CN/KR/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5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7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9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RU/EU/NA/CN/KR/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4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RU/EU/NA/CN/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2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4"/>
        </table:table-row>
        <table:table-row table:style-name="ro7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RU/EU/NA/CN/KR/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5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4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5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5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/EU/NA/CN/KR/SG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17">
            <text:p><text:span text:style-name="T5">Openstack NetApp Cinder 사용 전체 컴퓨터 서버 파라메터 적용</text:span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0">
          <table:table-cell office:value-type="string" table:style-name="ce18">
            <text:p>22년</text:p>
          </table:table-cell>
          <table:table-cell office:value-type="string" table:style-name="ce19">
            <text:p>6월</text:p>
          </table:table-cell>
          <table:table-cell office:value-type="string" table:style-name="ce20">
            <text:p>NA</text:p>
          </table:table-cell>
          <table:table-cell office:value-type="string" table:style-name="ce19">
            <text:p>1센터</text:p>
          </table:table-cell>
          <table:table-cell office:value-type="string" table:style-name="ce19">
            <text:p>STG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2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7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/EU/NA/CN/KR/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/EU/NA/CN/KR/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/EU/CN/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/EU/NA/CN/KR/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1">
            <text:p>지어로빌딩 8층 모니터링pc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/EU/NA/CN/KR/SG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2"/>
          <table:table-cell office:value-type="string" table:style-name="ce23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4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4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/NA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2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style-name="ro23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1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office:value-type="string" table:style-name="ce7">
            <text:p>O</text:p>
          </table:table-cell>
          <table:table-cell table:number-columns-repeated="16373" table:style-name="ce1"/>
        </table:table-row>
        <table:table-row table:number-rows-repeated="3" table:style-name="ro1">
          <table:table-cell table:style-name="ce25"/>
          <table:table-cell table:style-name="ce1"/>
          <table:table-cell table:number-columns-repeated="5" table:style-name="ce26"/>
          <table:table-cell table:number-columns-repeated="3" table:style-name="ce27"/>
          <table:table-cell table:number-columns-repeated="16374" table:style-name="ce1"/>
        </table:table-row>
        <table:table-row table:number-rows-repeated="1048516" table:style-name="ro24">
          <table:table-cell table:number-columns-repeated="16384"/>
        </table:table-row>
      </table:table>
      <table:table table:name="EU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7">
            <text:p>월별 주요 이슈</text:p>
          </table:table-cell>
          <table:table-cell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1월(완료)</text:p>
          </table:table-cell>
          <table:table-cell table:style-name="ce28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4월(완료)</text:p>
          </table:table-cell>
          <table:table-cell office:value-type="string" table:style-name="ce27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5월(완료)</text:p>
          </table:table-cell>
          <table:table-cell office:value-type="string" table:style-name="ce27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6월(완료)</text:p>
          </table:table-cell>
          <table:table-cell table:style-name="ce1"/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7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7">
            <text:p>6월(진행중)</text:p>
          </table:table-cell>
          <table:table-cell office:value-type="string" table:style-name="ce27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EU) 자원 회수 ::: 리소스 부족으로 인한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style-name="ce1"/>
          <table:table-cell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number-rows-repeated="1048551" table:style-name="ro25">
          <table:table-cell table:number-columns-repeated="16384"/>
        </table:table-row>
      </table:table>
      <table:table table:name="SG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7">
            <text:p>월별 주요 이슈</text:p>
          </table:table-cell>
          <table:table-cell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1월(완료)</text:p>
          </table:table-cell>
          <table:table-cell office:value-type="string" table:style-name="ce28">
            <text:p>(SG 리전) H53 모니터링 이관 (2021.10.03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SG) DB 이중화 미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4월(완료)</text:p>
          </table:table-cell>
          <table:table-cell office:value-type="string" table:style-name="ce27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5월(완료)</text:p>
          </table:table-cell>
          <table:table-cell office:value-type="string" table:style-name="ce27">
            <text:p>(SG) HB 네트워크 구성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6월(완료)</text:p>
          </table:table-cell>
          <table:table-cell office:value-type="string" table:style-name="ce27">
            <text:p>(SG) F5 BIG-IP 취약점(CVE-2022-1388) 대응 펌웨어 업그레이드</text:p>
          </table:table-cell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table:style-name="ce27"/>
          <table:table-cell table:style-name="ce1"/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7">
            <text:p>6월(진행중)</text:p>
          </table:table-cell>
          <table:table-cell office:value-type="string" table:style-name="ce27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number-rows-repeated="1048547" table:style-name="ro25">
          <table:table-cell table:number-columns-repeated="16384"/>
        </table:table-row>
      </table:table>
      <table:table table:name="NA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7">
            <text:p>월별 주요 이슈</text:p>
          </table:table-cell>
          <table:table-cell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1월(완료)</text:p>
          </table:table-cell>
          <table:table-cell table:style-name="ce28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4월(완료)</text:p>
          </table:table-cell>
          <table:table-cell office:value-type="string" table:style-name="ce27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NA) Trident 표준 프로세스 정립 및 운영 이관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5월(완료)</text:p>
          </table:table-cell>
          <table:table-cell office:value-type="string" table:style-name="ce27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7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7">
            <text:p>6월(진행중)</text:p>
          </table:table-cell>
          <table:table-cell office:value-type="string" table:style-name="ce27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number-rows-repeated="1048550" table:style-name="ro25">
          <table:table-cell table:number-columns-repeated="16384"/>
        </table:table-row>
      </table:table>
      <table:table table:name="RU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7">
            <text:p>월별 주요 이슈</text:p>
          </table:table-cell>
          <table:table-cell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7">
            <text:p>1월(완료)</text:p>
          </table:table-cell>
          <table:table-cell table:style-name="ce28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7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4월(완료)</text:p>
          </table:table-cell>
          <table:table-cell office:value-type="string" table:style-name="ce27">
            <text:p>(모니터링) Zabbix 모니터링 항목 조정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운영 DB 실태 파악 ::: (COC 설치/구성 아닌) 운영계 DB 서버 44 개 발견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7">
            <text:p>5월(완료)</text:p>
          </table:table-cell>
          <table:table-cell office:value-type="string" table:style-name="ce27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7">
            <text:p>6월(완료)</text:p>
          </table:table-cell>
          <table:table-cell table:style-name="ce1"/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7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7">
            <text:p>6월(진행중)</text:p>
          </table:table-cell>
          <table:table-cell office:value-type="string" table:style-name="ce27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RU) 자원 회수 ::: 리소스 부족으로 인한 자원 확보 방안 ::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RU) 러시아 CCS 운영계 Rescue노드 필요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number-rows-repeated="1048551" table:style-name="ro25">
          <table:table-cell table:number-columns-repeated="16384"/>
        </table:table-row>
      </table:table>
      <table:table table:name="CN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7">
            <text:p>월별 주요 이슈</text:p>
          </table:table-cell>
          <table:table-cell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1월(완료)</text:p>
          </table:table-cell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4월(완료)</text:p>
          </table:table-cell>
          <table:table-cell office:value-type="string" table:style-name="ce27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5월(완료)</text:p>
          </table:table-cell>
          <table:table-cell office:value-type="string" table:style-name="ce27">
            <text:p>(공통) T1 기술 업무 인수인계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6월(완료)</text:p>
          </table:table-cell>
          <table:table-cell table:style-name="ce1"/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7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7">
            <text:p>6월(진행중)</text:p>
          </table:table-cell>
          <table:table-cell office:value-type="string" table:style-name="ce27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CN) 자원 회수 ::: 리소스 부족으로 인한 자원 확보 방안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7"/>
          <table:table-cell table:number-columns-repeated="16380" table:style-name="ce1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number-rows-repeated="1048550" table:style-name="ro25">
          <table:table-cell table:number-columns-repeated="16384"/>
        </table:table-row>
      </table:table>
      <table:table table:name="KR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7">
            <text:p>월별 주요 이슈</text:p>
          </table:table-cell>
          <table:table-cell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1월(완료)</text:p>
          </table:table-cell>
          <table:table-cell table:style-name="ce28"/>
          <table:table-cell table:number-columns-repeated="16380"/>
        </table:table-row>
        <table:table-row table:style-name="ro1">
          <table:table-cell table:number-columns-repeated="2"/>
          <table:table-cell table:number-columns-repeated="2" table:style-name="ce27"/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2월(완료)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3월(완료)</text:p>
          </table:table-cell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4월(완료)</text:p>
          </table:table-cell>
          <table:table-cell office:value-type="string" table:style-name="ce27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KR) 상암 센터 운영 업무 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27">
            <text:p>5월(완료)</text:p>
          </table:table-cell>
          <table:table-cell office:value-type="string" table:style-name="ce27">
            <text:p>(KR) LB [A10(5840) → F5]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 table:style-name="ce27"/>
          <table:table-cell table:style-name="ce27"/>
          <table:table-cell table:style-name="ce1"/>
          <table:table-cell table:number-columns-repeated="16380" table:style-name="ce27"/>
        </table:table-row>
        <table:table-row table:style-name="ro1">
          <table:table-cell table:number-columns-repeated="2"/>
          <table:table-cell office:value-type="string" table:style-name="ce27">
            <text:p>6월(완료)</text:p>
          </table:table-cell>
          <table:table-cell office:value-type="string" table:style-name="ce27">
            <text:p>(KR) 1차 자원 회수 ::: 리소스 부족으로 인한 자원 확보 방안 :: KR 완료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KR) F5 BIG-IP 취약점(CVE-2022-1388) 대응 펌웨어 업그레이드</text:p>
          </table:table-cell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table:number-columns-repeated="3" table:style-name="ce27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7">
            <text:p>6월(진행중)</text:p>
          </table:table-cell>
          <table:table-cell office:value-type="string" table:style-name="ce27">
            <text:p>(Global) MongoDB 업무 이관</text:p>
          </table:table-cell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KR) 신운영계 자원 확보 방안</text:p>
          </table:table-cell>
          <table:table-cell table:number-columns-repeated="16380" table:style-name="ce1"/>
        </table:table-row>
        <table:table-row table:number-rows-repeated="3" table:style-name="ro1">
          <table:table-cell table:number-columns-repeated="2"/>
          <table:table-cell table:number-columns-repeated="2" table:style-name="ce27"/>
          <table:table-cell table:number-columns-repeated="16380" table:style-name="ce1"/>
        </table:table-row>
        <table:table-row table:number-rows-repeated="2" table:style-name="ro1">
          <table:table-cell table:number-columns-repeated="2"/>
          <table:table-cell table:style-name="ce1"/>
          <table:table-cell table:style-name="ce27"/>
          <table:table-cell table:number-columns-repeated="16380" table:style-name="ce1"/>
        </table:table-row>
        <table:table-row table:number-rows-repeated="1048547" table:style-name="ro25">
          <table:table-cell table:number-columns-repeated="16384"/>
        </table:table-row>
      </table:table>
      <table:table table:name="요약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27">
            <text:p>월별 주요 이슈</text:p>
          </table:table-cell>
          <table:table-cell table:style-name="ce27"/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1월(완료)</text:p>
          </table:table-cell>
          <table:table-cell office:value-type="string" table:style-name="ce28">
            <text:p>(SG 리전) H53 모니터링 이관 (2021.10.03)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SG) DB 이중화 미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1">
            <text:p>(CN) 검증계 UCS 유지보수 계약 미진행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2월(완료)</text:p>
          </table:table-cell>
          <table:table-cell office:value-type="string" table:style-name="ce1">
            <text:p>(EU) 방화벽 Capa 부족으로 인한 방화벽 장비 교체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3월(완료)</text:p>
          </table:table-cell>
          <table:table-cell office:value-type="string" table:style-name="ce1">
            <text:p>(SG) 싱가폴 검증계 테넌트 신규 생성 요청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1">
            <text:p>(SG 리전) 검증계 Zabbix 구성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1">
            <text:p>(공통) CCS Tier 1 기술 업무 <text:s/>이관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1">
            <text:p>(EU) 방화벽 이슈로 예외 처리된(제외되었던) 기능 원상 복구 (적용)</text:p>
          </table:table-cell>
          <table:table-cell table:number-columns-repeated="16380"/>
        </table:table-row>
        <table:table-row table:style-name="ro1">
          <table:table-cell table:number-columns-repeated="2"/>
          <table:table-cell office:value-type="string" table:style-name="ce27">
            <text:p>4월(완료)</text:p>
          </table:table-cell>
          <table:table-cell office:value-type="string" table:style-name="ce27">
            <text:p>(모니터링) Zabbix 모니터링 항목 조정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CN) 자원이슈로 운영계에 검증계용 디지털카키2.0 제공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NA) Trident 표준 프로세스 정립 및 운영 이관<text:s/>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운영 DB 실태 파악 ::: (COC 설치/구성 아닌) 운영계 DB 서버 44 개 발견</text:p>
          </table:table-cell>
          <table:table-cell table:number-columns-repeated="16380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내수) 상암 센터 운영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7">
            <text:p>5월(완료)</text:p>
          </table:table-cell>
          <table:table-cell office:value-type="string" table:style-name="ce27">
            <text:p>(KR) LB [A10(5840) → F5]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SG) HB 네트워크 구성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공통) T1 기술 업무 인수인계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KR) KR STG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27">
            <text:p>6월(완료)</text:p>
          </table:table-cell>
          <table:table-cell office:value-type="string" table:style-name="ce1">
            <text:p>(NA) CCS 2.0 RnR &amp; 운영 업무 이관</text:p>
          </table:table-cell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KR, SG) F5 BIG-IP 취약점(CVE-2022-1388) 대응 펌웨어 업그레이드</text:p>
          </table:table-cell>
          <table:table-cell table:style-name="ce27"/>
          <table:table-cell table:number-columns-repeated="16379"/>
        </table:table-row>
        <table:table-row table:style-name="ro1">
          <table:table-cell table:number-columns-repeated="2"/>
          <table:table-cell office:value-type="string" table:style-name="ce27">
            <text:p>6월(진행중)</text:p>
          </table:table-cell>
          <table:table-cell office:value-type="string" table:style-name="ce27">
            <text:p>(RU) Dell Technologies Corporation 물리 RMA지원 불가<text:s/>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Global) MongoDB 업무 이관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KR, RU, EU,CN) 자원 회수 ::: 리소스 부족으로 인한 자원 확보 방안 :: KR 완료, 타 리전은 진행 중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EU) 방화벽 IPS/FW 분리 및 IPSEC VPN 적용 요청 (→ 추가 요청 시 대응)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CN) 클라우드 플랫폼(opentsack) 보안 설정 현황 확인 요청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7">
            <text:p>(EU) F5 BIG-IP 취약점(CVE-2022-1388) 대응 펌웨어 업그레이드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1"/>
          <table:table-cell office:value-type="string" table:style-name="ce27">
            <text:p>(RU) 러시아 CCS 운영계 Rescue노드 필요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table:style-name="ce27"/>
          <table:table-cell office:value-type="string" table:style-name="ce27">
            <text:p>(KR) 신운영계 자원 확보 방안</text:p>
          </table:table-cell>
          <table:table-cell table:number-columns-repeated="16380" table:style-name="ce1"/>
        </table:table-row>
        <table:table-row table:number-rows-repeated="1048545" table:style-name="ro25">
          <table:table-cell table:number-columns-repeated="16384"/>
        </table:table-row>
      </table:table>
      <table:table table:name="KR_6월" table:style-name="ta2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29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27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27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8">
            <text:p>22년</text:p>
          </table:table-cell>
          <table:table-cell office:value-type="string" table:style-name="ce19">
            <text:p>6월</text:p>
          </table:table-cell>
          <table:table-cell office:value-type="string" table:style-name="ce20">
            <text:p>NA</text:p>
          </table:table-cell>
          <table:table-cell table:style-name="ce19"/>
          <table:table-cell office:value-type="string" table:style-name="ce19">
            <text:p>STG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0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2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string" table:style-name="ce10">
            <text:p>2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0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0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3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3" table:style-name="ro25">
          <table:table-cell table:number-columns-repeated="16384"/>
        </table:table-row>
      </table:table>
      <table:table table:name="CN_6월" table:style-name="ta2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1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5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27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27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8">
            <text:p>22년</text:p>
          </table:table-cell>
          <table:table-cell office:value-type="string" table:style-name="ce19">
            <text:p>6월</text:p>
          </table:table-cell>
          <table:table-cell office:value-type="string" table:style-name="ce20">
            <text:p>NA</text:p>
          </table:table-cell>
          <table:table-cell table:style-name="ce19"/>
          <table:table-cell office:value-type="string" table:style-name="ce19">
            <text:p>STG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21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12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1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2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4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24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12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office:value-type="string" table:style-name="ce16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1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3" table:style-name="ro25">
          <table:table-cell table:number-columns-repeated="16384"/>
        </table:table-row>
      </table:table>
      <table:table table:name="RU_6월" table:style-name="ta2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8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29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27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27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8">
            <text:p>22년</text:p>
          </table:table-cell>
          <table:table-cell office:value-type="string" table:style-name="ce19">
            <text:p>6월</text:p>
          </table:table-cell>
          <table:table-cell office:value-type="string" table:style-name="ce20">
            <text:p>NA</text:p>
          </table:table-cell>
          <table:table-cell table:style-name="ce19"/>
          <table:table-cell office:value-type="string" table:style-name="ce19">
            <text:p>STG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0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2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0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3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3" table:style-name="ro25">
          <table:table-cell table:number-columns-repeated="16384"/>
        </table:table-row>
      </table:table>
      <table:table table:name="EU_6월" table:style-name="ta2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29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8">
            <text:p>22년</text:p>
          </table:table-cell>
          <table:table-cell office:value-type="string" table:style-name="ce19">
            <text:p>6월</text:p>
          </table:table-cell>
          <table:table-cell office:value-type="string" table:style-name="ce20">
            <text:p>NA</text:p>
          </table:table-cell>
          <table:table-cell table:style-name="ce19"/>
          <table:table-cell office:value-type="string" table:style-name="ce19">
            <text:p>STG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0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자원 회수 ::: 리소스 부족으로 인한 자원 확보 방안</text:p>
            <text:p>운영계를 대상으로 자원이 부족한 리전 선별 (신 KR, CN, EU, RU 총 4개 리전)</text:p>
            <text:p>실 사용률에 비해 리소스가 과다하게 할당된 VM에 대해 scale-down 진행</text:p>
            <text:p>==&gt; <text:s/>최근 한달간 OS레벨에서 VM 리소스 사용률을 조사 (avg, peak) - 완료:KR,CN,RU,EU</text:p>
            <text:p>==&gt; 자원 회수 VM 대상 선별 진행 중 (해외 : 현지 법인 / 내수 : 카클라우드인프라개발팀 문규태 연구원<text:s/></text:p>
            <text:p>==&gt; 자원 회수 진행 중: KR, RU, EU,CN</text:p>
            <text:p>==&gt; 자원 회수 1차 진행중: EU,CN</text:p>
            <text:p>==&gt; 자원 회수 1차 완료 : KR (담당자 요청으로 연기된 건들은 일정 수립 후 추후 진행 예정), RU(담당자 확인 불가, DB 제외)</text:p>
            <text:p>==&gt; 자원 회수 2차 진행중: RU(담당자 확인 불가, DB, ES VM 회수 by HAER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2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3" table:style-name="ro25">
          <table:table-cell table:number-columns-repeated="16384"/>
        </table:table-row>
      </table:table>
      <table:table table:name="NA_6월" table:style-name="ta2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29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7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>
          <table:table-cell office:value-type="string" table:style-name="ce18">
            <text:p>22년</text:p>
          </table:table-cell>
          <table:table-cell office:value-type="string" table:style-name="ce19">
            <text:p>6월</text:p>
          </table:table-cell>
          <table:table-cell office:value-type="string" table:style-name="ce20">
            <text:p>NA</text:p>
          </table:table-cell>
          <table:table-cell office:value-type="string" table:style-name="ce13">
            <text:p>1센터</text:p>
          </table:table-cell>
          <table:table-cell office:value-type="string" table:style-name="ce19">
            <text:p>STG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>
          <table:table-cell office:value-type="string" table:style-name="ce7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10">
            <text:p>NA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0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2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4" table:style-name="ro25">
          <table:table-cell table:number-columns-repeated="16384"/>
        </table:table-row>
      </table:table>
      <table:table table:name="SG_6월" table:style-name="ta2">
        <table:table-column table:style-name="co1" table:number-columns-repeated="7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number-rows-repeated="5" table:style-name="ro1">
          <table:table-cell table:number-columns-repeated="16384" table:style-name="ce1"/>
        </table:table-row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5">
            <text:p>성패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주간</text:p>
          </table:table-cell>
          <table:table-cell office:value-type="string" table:style-name="ce8">
            <text:p>월간</text:p>
          </table:table-cell>
          <table:table-cell office:value-type="string" table:style-name="ce8">
            <text:p>연간</text:p>
          </table:table-cell>
          <table:table-cell table:number-columns-repeated="16373"/>
        </table:table-row>
        <table:table-row table:style-name="ro2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29">
            <text:p>(SG<text:s/><text:span text:style-name="T3">리전</text:span>) H53<text:s/><text:span text:style-name="T3">모니터링</text:span><text:s/><text:span text:style-name="T3">이관</text:span><text:s/>(2021.10.03)</text:p>
            <text:p>==&gt;<text:s/><text:span text:style-name="T3">메뉴일</text:span><text:s/><text:span text:style-name="T3">갱신</text:span><text:s/><text:span text:style-name="T3">본</text:span><text:s/><text:span text:style-name="T3">및</text:span><text:s/><text:span text:style-name="T3">추가</text:span><text:s/><text:span text:style-name="T3">자료</text:span><text:s/><text:span text:style-name="T3">수신</text:span><text:s/>(11.10)<text:s/><text:span text:style-name="T3">및</text:span><text:s text:c="2"/><text:span text:style-name="T3">기술</text:span><text:s/><text:span text:style-name="T3">검토</text:span><text:s/><text:span text:style-name="T3">완료</text:span>(12/7)</text:p>
            <text:p>==&gt; (<text:span text:style-name="T3">완료</text:span>)<text:s/><text:span text:style-name="T3">모니터링</text:span>/<text:span text:style-name="T3">알람</text:span><text:s/><text:span text:style-name="T3">등록</text:span><text:s/><text:span text:style-name="T3">확인</text:span><text:s/>(12/24)<text:s/><text:span text:style-name="T3">및</text:span><text:s/><text:span text:style-name="T3">서비스</text:span><text:s/><text:span text:style-name="T3">개시</text:span><text:s/>(1/3~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전체) 자원확보 요청</text:p>
            <text:p>(완료) 리전/AZ별 2022.12월 시점 필요 용량 추정하여, 자원 확보 요청 메일 발송(1/18)</text:p>
            <text:p>-. 대상 : 운영계 &amp; 현재자원이슈 존재 AZ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DB 이중화 미구성</text:p>
            <text:p>이중화 구성 위한 Heartbeat 전용 네트워크 구성 미비로 작업 중단 (SGCLOUD-55, 61, 62, 64, 65)</text:p>
            <text:p>==&gt; COC 및 벤더사 실테스트 결과 HB 네트워크 별도 구성 및 DB VM 동일 렉 사용 필요성 확인 (1/10~11)</text:p>
            <text:p>==&gt; 카클라우드인프라개발팀에서 HB 네트워크용 IP대역 할당 (1/10)</text:p>
            <text:p>==&gt; 미들웨어기술팀 검토 후 HB 네트워크 구성 요청 (1/12)</text:p>
            <text:p>==&gt; sgccsprd 프로젝트에 HB 네트워크 구성 완료 (1/14)</text:p>
            <text:p>==&gt; (SG)인도네시아 운영계 DB 4세트 이중화 구성완료 (1/14)</text:p>
            <text:p>==&gt; (SG)인도네시아 운영계 DB 4세트 MCCS 정식 라이센스 발급 및 적용 완료 (1/17)</text:p>
            <text:p>Note) auccsprd, sinccsprd, sgccscommon 프로젝트에도 HB 네트워크 구성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1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UCS 유지보수 계약 미진행</text:p>
            <text:p>검증계 UCS issue host 2대는 part 교체 진행 완료</text:p>
            <text:p>=&gt; 정식으로 유지보수 계약된것이 아니라 per-call로 외부업체 지원되어 진행완료. (per call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5" table:visibility="filter">
          <table:table-cell office:value-type="string" table:style-name="ce7">
            <text:p>22년</text:p>
          </table:table-cell>
          <table:table-cell office:value-type="string" table:style-name="ce9">
            <text:p>2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Capa 부족으로 인한 방화벽 장비 교체</text:p>
            <text:p>(방화벽) 출퇴근 시간 방화벽 CPU 100% 도달로 서비스 지연 발생하였고, 서비스 정상화를 우선으로 하여 IPS 기능 최소화 운영 및 LOGGING Disable 상태로 운영 중 (8/20~9/24 조치 및 서비스 안정화)</text:p>
            <text:p>==&gt; (완료) 장비 Scale-up 필요 (유럽에 리소스 부족 근거자료 전달, Cisco korea + Etechsystem 분석 하였으나 리소스 부족 해결 불가 상태)</text:p>
            <text:p>==&gt; (완료) 장비 마이그레이션 작업은 COC 서비스 범위 외로 현대정보보호센터 로 안내, 요청자료 취합 후 전달 (1/4, to:양성현 책임)</text:p>
            <text:p>==&gt; (계획)현대정보보호센터 주관으로 (2023년: 팔로알토 장비로 재선정하여) 장비 교체 작업 준비 중 (COC담당자: 정종인, 이시형)</text:p>
            <text:p>==&gt; (완료) 현지팀과 Workload 경감을 위한 여러 조치를 취하고 있으나 효과 미미(또는 없음)</text:p>
            <text:p>==&gt; (완료)EU HW peak time 서비스 장애 발생으로 시스코2130→ 2140모델로 2/21교체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싱가폴 검증계 테넌트 신규 생성 요청</text:p>
            <text:p>sgcloud에 싱가폴 리전을 위한 싱가폴 검증계 테넌트 신규 생성 필요</text:p>
            <text:p>==&gt; 싱가폴 검증계 테넌트 생성 완료</text:p>
            <text:p>LB, FW 등 기반작업 필요</text:p>
            <text:p>==&gt; 01/13 주간회의에서 확인 요청 ( to 김준석 책임)</text:p>
            <text:p>==&gt; (완료) sinccsstg 일반 vm 생성 정상화, sinccsstg 프로젝트 생성</text:p>
            <text:p>==&gt; (완료) sinccsstg 프로젝트에서 사용가능한 F5 LB 기본설정 =&gt; 이한선 책임연구원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 리전) 검증계 Zabbix 구성</text:p>
            <text:p>Metrics 정보 수집 목적 (요청 to 김준석 책임)</text:p>
            <text:p>sgcommon 영역에 VM생성 완료</text:p>
            <text:p>(진행) Zabbix 설치 요청 (1/20~, to: 오정완 책임)</text:p>
            <text:p>==&gt; (완료) zabbix 구성, <text:s/>VM ↔ Zabbix 방화벽 정책 오픈 완료 (2/9)</text:p>
            <text:p>==&gt; (완료) 데이터 수집 zabbix 대상 테넌트 전달 및 <text:s/>테넌트 &lt;-&gt; 자빅스 서버 방화벽 오픈 완료(2/11)</text:p>
            <text:p>==&gt; (대기중) zabbix 구성 완료 회신 from:오정완 책임</text:p>
            <text:p>==&gt; 오정완 책임님에게 완료여부 재문의 메일 발송 (2/23)</text:p>
            <text:p>SG STG VM Zabbix 구성 완료</text:p>
            <text:p>==&gt; 기 생성된 VM에 Zabbix agent 설치 필요</text:p>
            <text:p>==&gt; Deployvm(관리VM)에서 검증계 VM으로 ansible 사용 불가로 방화벽 정책 오픈 (2/28)</text:p>
            <text:p>==&gt; 검증계 VM에 ansible 이용하여 Zabbix agent 설치</text:p>
            <text:p>==&gt; 검증계 VM중 운영계 Zabbix Server와 연동된 VM들 대상으로 검증계 Zabbix Server로 재연동</text:p>
            <text:p>(완료)SG STG VM대상 Zabbix agent연동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내수) HP서버 점기 점검 관련 계약 내용 확인</text:p>
            <text:p>벤더 확인 사항으로 HP 점검 시 EU, NA 리전에서만 정기 점검 업무 지원 계약 되어 있는 상황.</text:p>
            <text:p>내수 및 Bigdata HP 서버들의 경우 정기 점검 제외(RMA 및 벤더 파트 교체 업무 만 지원)<text:s/></text:p>
            <text:p>==&gt; 벤더 정기 점검 관련 계약 확인 필요 함.<text:s/></text:p>
            <text:p>벤더 게약 확인 결과 내수 및 Bigdata 정기 점검 2분기 부터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CCS Tier 1 기술 업무 <text:s/>이관</text:p>
            <text:p>업무 인수인계 체크리스트</text:p>
            <text:p>=&gt; topic1 - 신규 테넌트 네트워크 필요 시 프로세스와 설정대상 장비 정리 요청</text:p>
            <text:p>=&gt; topic2 - 리전별 Server Ratio(Hyper-Threading/OpenstackNova conf)적용 기준 정리 요청</text:p>
            <text:p>(완료) 1차 인수인계 ::: 3/14~18 10am 인수인계 미팅<text:s/></text:p>
            <text:p>(완료) 2차 인수인계 ::: 3월 30일 10am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3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방화벽 이슈로 예외 처리된(제외되었던) 기능 원상 복구 (적용)</text:p>
            <text:p>(완료) 2140모델 교체 후 서비스 안정화 모니터링 및 disable 기능 순차적으로 원복 조율 중 (logging - 22일, ips - 2월 23일/3월 2일)</text:p>
            <text:p>(예정) prefilter 적용 여부 추후 결정 필요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모니터링) Zabbix 모니터링 항목 조정</text:p>
            <text:p>(이슈) 중요도 무관하게 너무 많은 알람 수신으로 모니터링 집중도 저하</text:p>
            <text:p>(개선 안) : 자빅스 모니터링 개선/조정 방안</text:p>
            <text:p>==&gt; (요약) DISK 사용율 80%, 디스크 I/O 60% 초과는 GuestVM 오너만 받게 조정 (Daily 발송)</text:p>
            <text:p>(적용 및 모니터링) : RU/EU/NA/CN/KR 완료</text:p>
            <text:p>모니터링 개선 효과(Disk 사용율, 디스크 I/O <text:s/>수신얼럿 기준)</text:p>
            <text:p>내수 =&gt; 95% 감소<text:s/></text:p>
            <text:p>해외 =&gt; 60% 감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2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CCS 내부서버팜 백본 2대 SSD read only 이슈 (by 이윤지책임/IaaS팀)<text:s text:c="3"/></text:p>
            <text:p>(이슈) 신규 컨피그 적용후 저장 안됨 이슈로 펌웨어 업그레이드 작업 진행 (by 이윤지책임/IaaS팀)<text:s/></text:p>
            <text:p>작업일정 : 4/2토 00:00 - 04:00</text:p>
            <text:p>서비스 영향도 : High</text:p>
            <text:p><text:s/>대상 장비 : CCS내부 서버팜 백본 2대(Cisco 93180YC)</text:p>
            <text:p>클라우드운영센터 작업:</text:p>
            <text:p>UW-KRTMS-CGN-A/B의 경우 백본 1호기 재부팅 전 Manual fail-over 진행 완료</text:p>
            <text:p>CCS 서비스 영향 받는 장비 목록 (11Set) 모니터링 및 상태 점검 완료</text:p>
            <text:p>1. UW-KRTMS-CGN-A/B(단일회선)<text:s/></text:p>
            <text:p>2. KRCloud-PRD-BL-01/02</text:p>
            <text:p>3. UW-KRTMS_GIS_Service_1/2</text:p>
            <text:p>4. UW-TMS-GIS-MGMT2</text:p>
            <text:p>5. UW-KRTMS-MGMT-01/02</text:p>
            <text:p>6. UW-KRTMS-PRD-IPMI4F0504-A/B</text:p>
            <text:p>7. UW-KRTMS-CORE-MGMT1/2</text:p>
            <text:p>8. KRCloud-STG-BL-R1-01/02(단일회선)</text:p>
            <text:p>9. tmscoreadmin01/02 =&gt; UW-TMS-CORE-Service1/2 (검증계 admin서버)</text:p>
            <text:p>10. tmscorectrl0/1/2 =&gt; UW-TMS-CORE-Service1/2 (검증계 ctrl서버)</text:p>
            <text:p>11. UCS-FI-6248A/B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CN) 검증계 디지털카키2.0 제공</text:p>
            <text:p>검증계 쿠버네티스환경 디지털키2 제공을 위해 VM생성, 쿠버네티스 설치 필요</text:p>
            <text:p>=&gt; 중국 검증계 ceph 스토리지 이슈로 etcd 클러스터 구성 불가</text:p>
            <text:p>대안으로 중국 운영계 클라우드에 검증계 클러스터 설치 요청</text:p>
            <text:p>=&gt; 검증계 목적의 서비스들을 운영계에 올리는것은 적합하지 않다고 안내 to 문규태 연구원</text:p>
            <text:p>=&gt; 운영계로 VM생성 확정 by문규태 연구원</text:p>
            <text:p>(완료) 제네시스 존으로 VM생성<text:s text:c="2"/></text:p>
            <text:p>==&gt; (완료) 미니포탈 GCS-DB존 추가 필요 (김준석 책임)</text:p>
            <text:p>(완료) k8s 클러스터 생성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31"/>
          <table:table-cell table:number-columns-repeated="16373"/>
        </table:table-row>
        <table:table-row table:style-name="ro7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NA) Trident 표준 프로세스 정립 및 운영 이관<text:s/></text:p>
            <text:p>북미 운영계 서비스허브를 위한 Trident 영역 도입</text:p>
            <text:p>표준 Trident 정책 및 프로세스 정립, COC 운영자 교육 요청 =&gt; 안진희 책임</text:p>
            <text:p>현재 서비스허브 Trident 미사용 중이며 마닐라 NAS형태로 제공되어 사용중</text:p>
            <text:p>==&gt; Trident 제공 이후 이관 필요</text:p>
            <text:p>==&gt; 2월 28일까지 인수인계 예정 (안진희 책임)</text:p>
            <text:p>E-techsystem 지원받아 Netapp에 Trident 제공하기위한 기반 설정 완료 (01/27)</text:p>
            <text:p>==&gt; Trident Data 통신을 위한 Interface 설정, 계정설정 완료</text:p>
            <text:p>(완료) Trident 테스트를 위한 K8S Cluster 생성</text:p>
            <text:p>(완료)K8S설치를 위한 내수 방화벽 오픈 (to: 안주림 책임)</text:p>
            <text:p>(완료) 업무 인수인계 22.03까지 예정 (안진희 책임)</text:p>
            <text:p>==&gt; 테스트 진행중 (안진희 책임)</text:p>
            <text:p>(완료) Trident 테스트에 필요한 openstack, netapp 기반 추가 설정 완료 후 전달 (04/05)</text:p>
            <text:p>(완료) 표준 프로세스 정립 및 테스트 완료,trident 요청 시 제공방안 인수인계 (04/11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Global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공통) 운영 DB 실태 파악 ::: (COC 설치/구성 아닌) 운영계 DB 서버 44 개 발견</text:p>
            <text:p>(이슈) 기본 설치와 형상이 달라서 운용 스크립트 적용시 어려움</text:p>
            <text:p><text:s/>==&gt; 총 44개</text:p>
            <text:p><text:s text:c="2"/>41개::: 서비스 운영 중</text:p>
            <text:p><text:s text:c="2"/>3개::: 프로세스 동작 중이나, 실제 서비스 안함<text:s/></text:p>
            <text:p><text:s text:c="2"/>==&gt; 3개 서버 모두 담당자가 모르는 서버이며, DB down시 영향도를 알 수없어 현 상태 유지하도록 함.</text:p>
            <text:p>(요청) 표준 설치 준수(COC 에 요청 필요)</text:p>
            <text:p>참고: CCS 디비 현황, 추세(#ofDBs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4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2">
            <text:p>(내수) 상암 센터 운영 업무 이관</text:p>
            <text:p>업무 인수인계 체크리스트</text:p>
            <text:p>(완료) 데이터센터 구축 이관 범위 및 체크리스트 공유 (3/2)</text:p>
            <text:p>(완료) 현기차 Follow-up</text:p>
            <text:p>(완료) 체크리스트 내용 회신 후 COC 검토</text:p>
            <text:p>(완료) 체크리스트 검토 및 2센터 모니터링 부분 인수인계</text:p>
            <text:p>(완료) 인프라, 플랫폼 영역 업무인수인계 완료 (04/19~20)</text:p>
            <text:p>(완료) 인수인계 받은 내용 확인 진행, 접속테스트 (04/20~22)</text:p>
            <text:p>(완료) 4/25월 상암2센터 정식 운영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KR) LB [A10(5840) → F5]이관</text:p>
            <text:p>'22년 운영계 A10(5840) → F5 LB 이관 현황 관리(총 70건)</text:p>
            <text:p>(04/07일 기준)</text:p>
            <text:p>총 70건 : 이관완료(회수완료)<text:s/></text:p>
            <text:p>A10 상단 네트워크 차단</text:p>
            <text:p>(완료) <text:s/>A10장비와 연결된 UW-KRTMS-BB, KR-PRD-Cloud-BL 인터페이스 shutdown 진행(5/2)</text:p>
            <text:p>(참고) 서비스모니터링 구성</text:p>
            <text:p>[F5 dashboard] <text:s/>http://10.12.60.34:3000/d/ixuLyos7k/kr-lb-f5?orgId=1</text:p>
            <text:p>[A10(5840) dashboard] <text:s/>http://10.12.60.34:3000/d/eSP0Uoy7z/kr-lb-a10?orgId=1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EU) dbsafer 서비스 운영 업무 이관</text:p>
            <text:p>db safer 는 eu 리전만 COC 에서 관리 중. 2019년에 임시적으로 COC 로 넘어왔는데, 타 리전과 동일하게 업체에서 관리 및 운영 요청</text:p>
            <text:p>DB Safer 서비스 COC 운영 종료 (April 30, 2022)</text:p>
            <text:p>22년 4월 30일까지 보안외주 계약 및 업무이관이 진행될 수 있도록 유럽법인과 업무 추진하기로 함 (담당: 정용훈 매니저/차량IT보안TFT)</text:p>
            <text:p>관련 메일: RE_ [Notification] EU 리전 dbsafer 서비스 운영 종료 건.eml</text:p>
            <text:p>차량보안TFT팀 정용훈 매니저에게 COC 업무종료 관련 메일 발송 (04/06)</text:p>
            <text:p>메일 회신이 없어 리마인드 메일 발송 (04/13)</text:p>
            <text:p>(완료) 인수인계 자료 전달 (to 정용훈 매니저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(SG) HB 네트워크 구성 요청<text:s/></text:p>
            <text:p>기존 구성 완료된 sgccsprd 테넌트와 동일하게 auccsprd, sinccsprd, sgccscommon 테넌트에도 DB이중화용 HB네트워크 구성 요청 (메일발송 02/08, from: COC to: <text:s/>HAE/HMKC 담당자) : 현기차 문규태연구원에게 요청한 상태이고 문규태연구원으로부터 response 를 받지 못한 상태</text:p>
            <text:p>업무 이관 후, 클라우드운영센터 작업 예정</text:p>
            <text:p>싱가폴 클라우드 기술영역 양성현 책임으로부터 싱가폴 프로젝트 진행과정에서 지원한 기술영역에 대해서는 운영센터로 인수인계는 완료 되었으나 현대차 담당자의 기술영역 인수인계는 스케쥴링 진행 중 (정경학 책임연구원)</text:p>
            <text:p>(진행) 호주 운영계 DB HB네트워크 구성</text:p>
            <text:p>=&gt; (완료) DB HB 네트워크에 사용될 IP Range와 VLAN 정보 <text:s/>확인, 작업계획서 작성 완료(04/11, to: 이한선 책임)<text:s/></text:p>
            <text:p>=&gt; (예정) 5월중 작업 진행</text:p>
            <text:p><text:s text:c="17"/>&gt;&gt; (완료) 싱가폴 클라우드 호주 운영계 품확으로 인해 일정 연기(문규태연구원, 정경학 책임연구원과 논의 완료 )</text:p>
            <text:p><text:s text:c="17"/>&gt;&gt; (완료) DB HB네트워크 추가반영 작업 진행 예정 (5월11일 KST 23시 구성 완료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SG</text:p>
          </table:table-cell>
          <table:table-cell table:style-name="ce10"/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업무 인수인계</text:p>
            <text:p>업무 인수인계 체크리스트<text:s/></text:p>
            <text:p>(완료) 오픈스택 (김준석 책임) ::: 3/18</text:p>
            <text:p>(완료) 네트워크 추가 세션 (양성현 책임) ::: 4/5 10am</text:p>
            <text:p>(완료) admin노드 <text:s/>내의 kvm 업무 인수인계 with 김준석 책임 (4/28 KST 13:30)</text:p>
            <text:p>(완료) 스토리지 인수인계<text:s/></text:p>
            <text:p><text:s text:c="13"/>==&gt; 스토리지 자료 수신 (from 이상영 책임)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kma빅데이터 클러스터 운영 이관<text:s/></text:p>
            <text:p>(완료) 북미 KMA bigdata 프로젝트 산출물 COC로 전달 (04/20)</text:p>
            <text:p>(완료) NA Bigdata OS Upgrade 작업 인수인계 (4/28)</text:p>
            <text:p>(진행중) 산출물 검토 및 접근 테스트 (04/20~)</text:p>
            <text:p>(완료) 산출물 및 구성변경 사항에 대해서 리뷰 미팅 요청 (완료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5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2) KRCloud-STG-L7-01, KRCloud-STG-L7-02</text:p>
            <text:p><text:s text:c="4"/>- 영향도: 장비 Active-Active 이중화로 영향없음.</text:p>
            <text:p><text:s text:c="4"/>- 조치내용:</text:p>
            <text:p><text:s text:c="6"/>==&gt; 검증계 장비 CM 승인 완료 - (05/27)</text:p>
            <text:p><text:s text:c="6"/>==&gt; 펌웨어 업그레이드 작업 완료 - (05/31 12:00)</text:p>
            <text:p><text:s text:c="6"/>==&gt; 특이사항 없이 작업 마무리 되었고 안세진 책임에게 검증계 SBS 쪽 확인 요청했으며 이상없음 답변 받음.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BIG-IP 취약점(CVE-2022-1388) 대응 펌웨어 업그레이드</text:p>
            <text:p><text:s/>BIG-IP 제품군에 대한 iControl REST 취약점에 의해 펌웨어 업그레이드 진행</text:p>
            <text:p>대상 장비 현황</text:p>
            <text:p>1) KRCloud-PRD-L7-01, KRCloud-PRD-L7-02</text:p>
            <text:p><text:s text:c="3"/>- 영향도: 장비 Active-Active 이중화로 영향없음.</text:p>
            <text:p><text:s text:c="3"/>- 조치내용:</text:p>
            <text:p><text:s text:c="5"/>==&gt; 운영계 장비 CM 승인 예정( 작업날짜: 06/09(목) 00시)<text:s/></text:p>
            <text:p><text:s text:c="5"/>==&gt; 운영계 작업 완료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7">
            <text:p>중국 CCS 운영계 스토리지 증설 필요</text:p>
            <text:p>=&gt; CN PRD CCS 스토리지 사용률 95%초과 &amp; 신규 VM생성 불가</text:p>
            <text:p>→ 스토리지 사용 현황 중국 법인(홍성두,김석근,전승훈 책임)으로 공유 및 data 삭제 요청</text:p>
            <text:p>→ 대상 Volume list 전달 완료 to HAE</text:p>
            <text:p>→ (완료) snapshot 제거(현재 삭제 가능한 스냅샷 없음)</text:p>
            <text:p>→ 사용률이 비교적 낮은 Gen_SAS 스토리지로 볼륨 마이그레이션 제안 to 중국법인</text:p>
            <text:p><text:s text:c="5"/>( ※ 볼륨 마이그레이션은 VM 다운 타임 발생 )</text:p>
            <text:p/>
            <text:p>=&gt; (6/16 완료) 미사용 VM 회수. ex,ccscndatapocosp01, ccscndatapocp01,02 (current: 77%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5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CN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6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7">
            <text:p>중국 운영계 SSD 스토리지 사용률 94%초과 &amp; 신규 VM생성 불가</text:p>
            <text:p>중국 운영계 Gen SSD 94%초과</text:p>
            <text:p>=&gt; 삭제 가능한 스냅샷 존재하지 않음. ( ※ SSD스토리지는 ironic서버용으로 구매되어 초기 구성부터 스냅샷 적용 되어있지 않음 )</text:p>
            <text:p>=&gt; 볼륨 마이그레이션으로 사용률 약 5% 감소(current:87%). ( ※ ccscnomsdbp01 볼륨 SSD-&gt;SAS로 마이그레이션/ Only,서비스 다운이 없는 볼륨 대상 (2022/6/16 진행완료)</text:p>
            <text:p/>
            <text:p>※ 90% 사용량 재 도달시, 솔루션 2: ccscnomsdbp01(강욱 과장, 전승훈 책임) CCS DB 볼륨 SSD-&gt;SAS로 마이그레이션 (VM다운 필요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6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6">
            <text:p>성공</text:p>
          </table:table-cell>
          <table:table-cell office:value-type="string" table:style-name="ce33">
            <text:p><text:span text:style-name="T5">Openstack NetApp Cinder 사용 전체 컴퓨터 서버 파라메터 적용</text:span><text:span text:style-name="T5"/></text:p>
            <text:p>[Storage IP] (Vserver 3) is greater than the maximum number of in-flight requests allowed (128).</text:p>
            <text:p/>
            <text:p>당 메시지는 NFS 세션당 처리 가능한 NFS rpc slot table 이 128개 까지 인데 클라이언트에서 한번에 너무 많은 IO Request 가 인입되어 발생되는 메시지 입니다.</text:p>
            <text:p/>
            <text:p>RHEL 6.3 버전 이후부터는 slot table 값의 default 가 16 에서 2로 변경되었고, <text:s/>최대 65536 까지 <text:s/>상황에 따라 유동적으로 관리된다고 합니다. (확인결과 CensOS 도 동일합니다.)</text:p>
            <text:p/>
            <text:p>slot table 의 값은 유동적으로 관리되나 아래 파라메터로 고정할 수 있고, sunrpc.tcp_slot_table_entries = 2 slot table 의 최대 값은 아래 파라메터로 설정할 수 있다고 합니다.<text:s/></text:p>
            <text:p/>
            <text:p>현재값 sunrpc.tcp_max_slot_table_entries = 65536 수정 필요 값 sunrpc.tcp_max_slot_table_entries = 128<text:s/></text:p>
            <text:p/>
            <text:p>Target : 글로벌 클라우드 전체 컴퓨트 서버에</text:p>
            <text:p/>
            <text:p/>
            <text:p>방법은 두가지라고 합니다.</text:p>
            <text:p/>
            <text:p>1. 아래 방법으로 파일 적용 후 리부팅</text:p>
            <text:p/>
            <text:p>echo "options sunrpc tcp_max_slot_table_entries=128" &gt;&gt; /etc/modprobe.d/sunrpc.conf</text:p>
            <text:p/>
            <text:p>2. 아래 방법으로 파일 적용 및 sysctl 에 적용 후 해당 클라이언트의 전체 NFS 볼륨 재마운트</text:p>
            <text:p/>
            <text:p>echo "options sunrpc tcp_max_slot_table_entries=128" &gt;&gt; /etc/modprobe.d/sunrpc.conf</text:p>
            <text:p/>
            <text:p>sysctl -w sunrpc tcp_max_slot_table_entries=128 (추후 적용 예정)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18">
            <text:p>22년</text:p>
          </table:table-cell>
          <table:table-cell office:value-type="string" table:style-name="ce19">
            <text:p>6월</text:p>
          </table:table-cell>
          <table:table-cell office:value-type="string" table:style-name="ce20">
            <text:p>NA</text:p>
          </table:table-cell>
          <table:table-cell table:style-name="ce19"/>
          <table:table-cell office:value-type="string" table:style-name="ce19">
            <text:p>STG</text:p>
          </table:table-cell>
          <table:table-cell office:value-type="string" table:style-name="ce19">
            <text:p>완료</text:p>
          </table:table-cell>
          <table:table-cell office:value-type="string" table:style-name="ce19">
            <text:p>성공</text:p>
          </table:table-cell>
          <table:table-cell office:value-type="string" table:style-name="ce34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20">
            <text:p>6월</text:p>
          </table:table-cell>
          <table:table-cell office:value-type="string" table:style-name="ce10">
            <text:p>NA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CCS 2.0 RnR &amp; 운영 업무 이관</text:p>
            <text:p>업무 인수인계 체크리스트</text:p>
            <text:p>(완료) 데이터센터 구축 계획 공유 받음 (3/2)</text:p>
            <text:p>(완료) RnR 1차 미팅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17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<text:span text:style-name="T6">==&gt; (SG) SG-LB01.nw.h53.io, SG-LB02.nw.h53.io / 2대</text:span><text:span text:style-name="T6"/></text:p>
            <text:p>==&gt; (EU) WAF(host-10-115-186-40)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/><text:span text:style-name="T6"><text:s text:c="2"/>==&gt; (완료) (SG) SG-LB01.nw.h53.io, SG-LB02.nw.h53.io / 2대 펌웨어 업그레이드 완료 (06/23 23시)</text:span></text:p>
          </table:table-cell>
          <table:table-cell office:value-type="string" table:style-name="ce8">
            <text:p>O</text:p>
          </table:table-cell>
          <table:table-cell office:value-type="string" table:style-name="ce7">
            <text:p>O</text:p>
          </table:table-cell>
          <table:table-cell table:style-name="ce7"/>
          <table:table-cell table:number-columns-repeated="16373"/>
        </table:table-row>
        <table:table-row table:style-name="ro6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성공</text:p>
          </table:table-cell>
          <table:table-cell office:value-type="string" table:style-name="ce30">
            <text:p>Dell Tech support 파일 업로드 불가 ==&gt; Workaround 로 해결</text:p>
            <text:p>Dell support site - tech file업로드 불가(보안)</text:p>
            <text:p>Dell engineer mail - 전송한 첨부파일 오픈 불가</text:p>
            <text:p>=&gt; 공식적인 루트로 RMA불가.</text:p>
            <text:p>=&gt; 담당 보안팀 확인중 - 지정 담당자 확인되지 않고 있음.<text:s/></text:p>
            <text:p>: 원희종 차장님 → 김현수 책임님 → 천범영 차장 / 이상욱 사원 → 이상선 과장 → 확인 필요</text:p>
            <text:p>=&gt; (임시조치) 메일 첨부시 확장자 변경하여 보내면 전달가능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SG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STG</text:p>
          </table:table-cell>
          <table:table-cell office:value-type="string" table:style-name="ce10">
            <text:p>완료</text:p>
          </table:table-cell>
          <table:table-cell office:value-type="string" table:style-name="ce10">
            <text:p>실패</text:p>
          </table:table-cell>
          <table:table-cell office:value-type="string" table:style-name="ce30">
            <text:p>싱가폴 검증계 라이브 마이그레이션 불가</text:p>
            <text:p>싱가폴 검증계 기 도입 서버와 신규도입 서버간 VM 라이브마이그레이션 불가</text:p>
            <text:p>==&gt; 두 장비간 CPU Feature Flag중 MPX flag missmatch로 인해 라이브마이그레이션 불가</text:p>
            <text:p>(원인분석)기 도입된 서버에 nova.conf 튜닝 필요</text:p>
            <text:p>==&gt; Custom CPU mode, CPU model 설정 후 VM 하드리붓 필요</text:p>
            <text:p>(완료) 검증계 호스트에 nova.conf 설정 반영, 작업계획서 작성</text:p>
            <text:p>(예정) 변경된 nova.conf파일 적용을 위한 nova-compute 컨테이너 재기동</text:p>
            <text:p>- 작업은 HOST에만 적용됨.</text:p>
            <text:p>- VM은 리빌딩(하드 리붓) 발생되어야 적용되는 건으로 운영상 pre-configure적용하고 작업성/이슈 (으)로 발생하는 VM적용대상이 늘어가는 방향성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신운영계 자원 확보 방안</text:p>
            <text:p>(이슈) Spine Port 부족으로, Super Spine 구성 예정으로, 필요 장비 발주 (구성 목표: 22년 6월)</text:p>
            <text:p>신운영계 KR_Cloud_NVMe 80% 초과</text:p>
            <text:p>신검증계 Netapp 스토리지 증설 필요</text:p>
            <text:p>내수 신금정계 NVME_data 90% 초과</text:p>
            <text:p>→ 미사용 볼륨 및 스냅샷 제거 작업 후 86%로 변경 하였으나 볼륨 증설 필요</text:p>
            <text:p>→ 신검증계 추가 자원 생성 불가 상태</text:p>
            <text:p>(이슈) Spine Port 부족으로, Super Spine 구성 예정으로, 필요 장비 발주 (구성 목표: 22년 6월)</text:p>
            <text:p>신운영계 KR_Cloud_NVMe 80% 초과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6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운영계 SAS, Gen SSD 스토리지 증설 필요</text:p>
            <text:p>=&gt; 중국 운영계 스토리지 CCS, GCS, SSD 중 CN PRD CCS,SSD 신규 VM생성 불가</text:p>
            <text:p>중국 운영계 CCS SAS 90%초과</text:p>
            <text:p>중국 운영계 Gen SSD 90%초과</text:p>
            <text:p>→ 스토리지 사용 현황 중국 법인(홍성두,김석근,전승훈 책임)으로 공유 및 data 삭제 요청</text:p>
            <text:p>→ 대상 Volume list 전달 완료 to HAE</text:p>
            <text:p>(상세 내용 확인중) 6~7월 중국 운영계 스토리지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0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중국 CCS 검증계 Memory자원 증설 필요</text:p>
            <text:p>=&gt; 중국 CCS 검증계 신규 VM생성 불가</text:p>
            <text:p>중국 검증계 가용메모리 부족, VM생성 중단<text:s/></text:p>
            <text:p>=&gt; 평균 메모리 사용률 98~98%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CPU자원 증설 필요</text:p>
            <text:p>=&gt; 유럽 CCS,CCS-DB 운영계 호스트 CPU 사용률 85%초과 &amp; 신규 VM생성 불가</text:p>
            <text:p>유럽 운영계 서버 CCS,CCS-DB,GCS,GCS-DB 중 EU PRD CCS,CCS-DB 신규 VM생성 불가</text:p>
            <text:p>유럽 CCS 운영계 CPU 사용률 85% 초과</text:p>
            <text:p>유럽 CCS-DB 운영계 CPU 사용률 89% 초과</text:p>
            <text:p>유럽 CCS 운영계 현지 물리적 증설 진행중(by HAE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CS 운영계 SAS 스토리지 증설 필요</text:p>
            <text:p>=&gt; 유럽 운영계 스토리지 SAS 사용률 89% 초과 &amp; CCS,GCS 신규 VM생성 불가</text:p>
            <text:p>유럽 운영계 스토리지 CCS/GCS, DB 중 EU PRD CCS/GCS 신규 VM생성 불가</text:p>
            <text:p>유럽 CCS 운영계 SAS 사용률 89% 초과</text:p>
            <text:p>→ 스토리지 사용 현황 유럽 법인(이원희,강남식,이준원 책임)으로 공유 및 data 삭제 요청</text:p>
            <text:p>→ vcrm data이관중 (1주/1TB) 소요</text:p>
            <text:p>→ 스토리지 이관동안 사용률 증가는 snapshot삭제로 임시 해소중</text:p>
            <text:p>(6/9 완료) 스토리지 Snapshot 주기 최소화 : 2week 7days → 4days</text:p>
            <text:p>6월 말까지 유럽 운영계 스토리지 증설 발주 목표</text:p>
            <text:p>- SAS Type SSD-150TB 증설 예정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러시아 CCS 운영계 CPU 자원 증설 필요</text:p>
            <text:p>=&gt; 러시아 CCS 운영계 호스트 CPU 사용률 118% &amp; 신규 VM생성 불가 &amp; 호스트 RMA 다운 타임으로 진행 예정 &amp; Rescue노드 미존재</text:p>
            <text:p>CPU 평균 사용량 초과로, 신규 vm 생성 요청 중단</text:p>
            <text:p>임시해소 방안</text:p>
            <text:p>- 자원 회수 대상 조사하여 CPU자원 효율화 진행 중.</text:p>
            <text:p>(완료) Mobility VM 회수 151% → 139%로 감소 _2022.02월 기준</text:p>
            <text:p>(완료) RU PRD VM 1차 회수 139% → 118%로 감소 _2022.06월 기준</text:p>
            <text:p>(진행중) RU PRD VM 2차 회수 (대상: 담당자 확인 불가 VM, DB 회수)</text:p>
            <text:p>(요청) CCS자원 사용중인 ES자원 이동 필요. (to ES)(박지훈 책임께 회수 진행 요청)</text:p>
            <text:p>(Current) 러시아 증설 계획 없음.</text:p>
            <text:p>ps,러시아↔ 미국 부문별 제재(sectoral sanction) 상태.</text:p>
            <text:p>러시아 CCS운영계 Rescue노드 미존재</text:p>
            <text:p>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R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Dell Technologies Corporation 물리 RMA지원 불가<text:s/></text:p>
            <text:p>=&gt; (예정) Dell 호스트 여분 Memory 6ea 구매</text:p>
            <text:p>Dell Technologies Corporation does not ship goods and spare part for Russian users.</text:p>
            <text:p/>
            <text:p>- Case1: RucloudSTGcomdr104 메모리 에러(correctable memory error) 발생</text:p>
            <text:p>=&gt; RucloudSTGcomdr104 라이브 마이그레이션 진행 완료(다른 서버로 이동 완료)</text:p>
            <text:p>=&gt; (완료)벤더사 권고로 5/18 서버 재부팅 진행(correctable memory error 서버 재부팅으로 해소 가능)하였으나, 비정상 상태 알람 재발생</text:p>
            <text:p>=&gt; (불가) Memory relocation 해소 후 진행 안될시 마더보드 교체 필요하나, 물리 RMA불가 상태<text:s text:c="17"/></text:p>
            <text:p>=&gt; (완료) Memory relocation 진행 at 2022.05.25 18:00~19:00(KST), 12:00~13:00 (MSK)</text:p>
            <text:p>=&gt; Memory relocation 후에도 동일한 문제 발생.</text:p>
            <text:p>=&gt; (대기) 로컬 벤더사로 일부 부품 구매가 가능하여, 부품 구매 가능하여 배송대기 중 (5~6주 소요)</text:p>
            <text:p><text:s text:c="5"/>ps,러시아↔ 미국 부문별 제재(sectoral sanction) 상태.</text:p>
            <text:p>=&gt; (예정) 메모리 여분 확보 - Dell 호스트 여분 Memory 6ea, 선 구비 예정 at 2022.06.22 요청 to 정승화 책임/러시아 법인</text:p>
            <text:p><text:s text:c="4"/>- Case2: RUCloudPrdComdR101 메모리 에러(correctable memory error) 발생</text:p>
            <text:p>=&gt; <text:s/>RUCloudPrdComdR101 CCS-DB호스트로 마이그레이션 가능한 호스트 없음</text:p>
            <text:p>=&gt; (예정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4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MongoDB 업무 이관</text:p>
            <text:p>업무 인수인계 체크리스트<text:s/></text:p>
            <text:p>(완료) 몽고디비 인수인계 회의 (2/28)</text:p>
            <text:p>(완료) 몽고디비 인수인계에 필요한 체크리스트 전달 (3/2)</text:p>
            <text:p>(완료) 문서 부분 전달 (3/10)</text:p>
            <text:p>(완료) 몽고디비 인수인계에 필요한 추가 체크리스트 전달 (3/11)</text:p>
            <text:p>(완료) 몽고디비 인수인계회의 및 인수인계 (3/21)</text:p>
            <text:p>(완료) 몽고디비 인수인계회의 및 인수인계 (4/5)</text:p>
            <text:p>(완료) 몽고디비 인수인계회의 및 인수인계 (5/17)</text:p>
            <text:p>(진행 중) 체크리스트 :: 총 30개 중 21개 진행, 다른 부분은 작업을 하는 경우 같이 진행하기로 함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tc</text:p>
          </table:table-cell>
          <table:table-cell table:style-name="ce10"/>
          <table:table-cell office:value-type="string" table:style-name="ce10">
            <text:p>etc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4">
            <text:p>지어로빌딩 8층 모니터링 구성</text:p>
            <text:p>모니터 : 4대 ( 디비: 2개, <text:s/>제2센터: 2개)</text:p>
            <text:p>PC : <text:s/>4대 (구매) 필요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0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ALL</text:p>
          </table:table-cell>
          <table:table-cell office:value-type="string" table:style-name="ce10">
            <text:p>진행중</text:p>
          </table:table-cell>
          <table:table-cell table:style-name="ce22"/>
          <table:table-cell office:value-type="string" table:style-name="ce35">
            <text:p>On-site Support (<text:span text:style-name="T3">현장지원서비스</text:span>)<text:s/><text:span text:style-name="T3">및</text:span><text:s/><text:span text:style-name="T3">유지보수</text:span><text:s/><text:span text:style-name="T3">서비스</text:span><text:s/><text:span text:style-name="T3">이슈</text:span><text:s/>(==&gt;<text:s/><text:span text:style-name="T3">장애</text:span><text:s/><text:span text:style-name="T3">해결</text:span><text:s/><text:span text:style-name="T3">장기화</text:span>)</text:p>
            <text:p><text:span text:style-name="T3">비</text:span><text:s/><text:span text:style-name="T3">표준화</text:span><text:s/><text:span text:style-name="T3">되어</text:span><text:s/><text:span text:style-name="T3">있고</text:span>,<text:s/><text:span text:style-name="T3">물리적</text:span><text:s/><text:span text:style-name="T3">장애</text:span><text:s/><text:span text:style-name="T3">시</text:span><text:s text:c="2"/><text:span text:style-name="T3">지원</text:span><text:s/><text:span text:style-name="T3">체계</text:span><text:s/><text:span text:style-name="T3">부재한</text:span><text:s/><text:span text:style-name="T3">사이트</text:span><text:s/><text:span text:style-name="T3">존재</text:span><text:s/>(<text:span text:style-name="T3">예</text:span>,<text:s/><text:span text:style-name="T3">의왕</text:span>)</text:p>
            <text:p/>
            <text:p><text:span text:style-name="T3">사용중</text:span><text:s/><text:span text:style-name="T3">장비</text:span>/<text:span text:style-name="T3">소프트웨어</text:span><text:s/><text:span text:style-name="T3">유지보수</text:span><text:s/><text:span text:style-name="T3">계약</text:span><text:s/><text:span text:style-name="T3">미체결로</text:span><text:s/>per call<text:s/><text:span text:style-name="T3">기반</text:span><text:s/>case<text:s/><text:span text:style-name="T3">존재</text:span>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1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6">
            <text:p>물리적 장애 지원 체계 부재</text:p>
            <text:p>물리적 장애(케이블 접촉불량, LED 확인, GBIC 모듈교체 등) 지원이 서비스 범위에서 누락되어 장애 해결 불가</text:p>
            <text:p>==&gt; (미정) 벤더/IDC 담당자 모두 지원 범위 외 회신 – 장애 대응 불가</text:p>
            <text:p>==&gt; 차주 벤더사 엔지니어 출장 복귀 후 RnR 회의 후 회신 예정</text:p>
            <text:p>==&gt; T1 기술 이관 전 지원 체계 확인 요청 메일 전송(06/02) - 카클라우드인프라개발팀 / 문규태 연구원</text:p>
            <text:p>==&gt; SPK(이정윤 매니저), <text:s/>카클라우드인프라개발팀(문규태 연구원) 요청 현황</text:p>
            <text:p><text:s text:c="8"/>- H/W Fault로 인한 RMA, 케이스오픈 = SPK 지원(공사 작업)</text:p>
            <text:p><text:s text:c="8"/>- 긴급 상황은 IDC 상주 외부인원에게 요청(거부 시 카클라우드인프라개발팀 → HAE 클라우드구축운영팀 → 의왕 IDC 상주인원 전달)<text:s/></text:p>
            <text:p><text:s text:c="9"/>- 긴급도가 낮은 건들은 COC에서 센터로 출장하여 대응 검토요청</text:p>
            <text:p>==&gt; COC 현장 지원 RNR 확인 필요</text:p>
            <text:p>물리적 장애 현황<text:s/></text:p>
            <text:p>CDO (2건)</text:p>
            <text:p>1) KR-BIG Compute-Ari-9 Ethernet50/1 Port CRC에러 증가 (22/01/04)</text:p>
            <text:p><text:s text:c="4"/>· 영향도 : 패킷 에러로 인한 회선 품질 저하 및 재전송 요청 증가</text:p>
            <text:p>2) KR-BIG rndObjPrdFedSL-A 2/3 Port ↔ RndCloudBL-B Ethernet 14 Port 간 Link down (22/01/04)</text:p>
            <text:p><text:s text:c="4"/>· 영향도 : Port-Channel(이중화) 구성으로 서비스 영향은 없으나 해당 구간 80G → 40G 대역폭으로 운영</text:p>
            <text:p><text:s text:c="4"/>· <text:s/>rndObjPrdFedSL-A 계정 정보 확인 필요(로그인 불가)</text:p>
            <text:p><text:s text:c="4"/>· 조치방안 : 케이블 및 GBIC모듈 점검 및 교체, 계정 점검</text:p>
            <text:p>CCS (6건)</text:p>
            <text:p>1) KRCloud-STG-SP-01 SSH접속 불가</text:p>
            <text:p><text:s text:c="4"/>· 영향도 : 해당장비 점검 불가<text:s/></text:p>
            <text:p><text:s text:c="4"/>· 조치방안 : 장비 Console 접속하여 점검 필요</text:p>
            <text:p>2) KRCloud-STG-SL-Storage-R1-02</text:p>
            <text:p><text:s text:c="4"/>· <text:s/>Power Offline</text:p>
            <text:p><text:s text:c="4"/>· 영향도 : Power 이중화로 영향없음</text:p>
            <text:p><text:s text:c="4"/>· 조치방안 : 케이블, 전원 장비점검 선행 후 엔지니어 점검<text:s/></text:p>
            <text:p>3) KRCloudSTG-IPMI-R1B Link down</text:p>
            <text:p><text:s text:c="4"/>· 영향도 : 회선 이중화로 서비스 영향없음</text:p>
            <text:p>4) KRCloudSTG-Bl-R1-B Ethernet38 ↔ krcloudstgnetapp-ctrl-B (e3b) Link down</text:p>
            <text:p><text:s text:c="2"/>· 영향도 : 회선 이중화로 서비스 영향없음</text:p>
            <text:p>5) KRCloudPRD-SL-R13-01 Ethernet4 ↔ krcloudprdcomdr1304_p1p2 Link down</text:p>
            <text:p><text:s text:c="2"/>· 영향도 : 회선 이중화로 서비스 영향없음</text:p>
            <text:p>6) KRCloud-PRD-SL-R18-01 Ethernet13 ↔ krcloudprdcomdR1813_p1p2 Link down</text:p>
            <text:p><text:s text:c="2"/>· 영향도 : 회선 이중화로 서비스 영향없음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KR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서비스 이중화 정기 점검</text:p>
            <text:p>(요청) 리스트에 서비스명 및 서비스 오너 (연락처 포함) 작성</text:p>
            <text:p>==&gt; (완료) 신/구A10 및 F5 리스트 작성</text:p>
            <text:p>==&gt; (완료) 서비스별 호스트(설치일자)/Rack 정보 추가</text:p>
            <text:p>==&gt; (HAE 진행 필요) 리스트에 서비스명 및 서비스 오너 (연락처 포함) 작성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3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Global</text:p>
          </table:table-cell>
          <table:table-cell office:value-type="string" table:style-name="ce13">
            <text:p>1센터</text:p>
          </table:table-cell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ALL BM zabbix, 운영계 ALL VM zabbix 연동</text:p>
            <text:p>싱가폴 VM Zabbix, BM Zabbix와 ALL Zabbix의 연동 필요 (장애 문자 수신)</text:p>
            <text:p>(완료)버전 불일치로 국내 및 해외 All baremetal, All Zabbix 버전 업데이트(현재 버전: 5.0.4)</text:p>
            <text:p>(완료) VM 장애 발생 시 VM owner에게 알람 통지 기능 부재</text:p>
            <text:p>==&gt; (완료) SMS연동 필요하여 주간회의에서 진행 요청 (01/13~ , to: 오정완 책임)</text:p>
            <text:p>==&gt; (완료) 연동 작업을 위한 버전 v5 업그레이드 작업(3/28, to: 오정완 책임)</text:p>
            <text:p>(예정) ALL BM Zabbix와 싱가폴 BM Zabbix 연동 (to: 오정완책임)</text:p>
            <text:p>==&gt; Zabbix Proxy 문제로 데이터가 수집이 안되는 이슈 발생(SG/NA), 조치중(to: 오정완책임)</text:p>
            <text:p>각 권역별 자빅스 → 국내 SMS 서버 연동 (CCS플랫폼팀 내용 확인 중)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28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방화벽 IPS/FW 분리 및 IPSEC VPN 적용 요청 (→ 추가 요청 시 대응)</text:p>
            <text:p>CCS 클라우드 내 AWS와 IPSECVPN 연동 요청</text:p>
            <text:p>==&gt;(완료) 2140모델에 IPS+FW+IPSECVPN 수용 가능한지 점검 완료 <text:s/>(03/03)</text:p>
            <text:p>==&gt;IPSECVPN 기능 수용가능하나 사용 시 CPU리소스 70%이상 사용 예상, 엔지니어와 IPSECVPN연동 스케쥴링 중</text:p>
            <text:p>==&gt; 리소스는 IPSECVPN연동 시 80%가까이 사용될 것으로 예상되는것으로 확인</text:p>
            <text:p>CCS 클라우드 방화벽 IPSECVPN 연동 시 공인IP 구성 필요</text:p>
            <text:p>==&gt; 공인IP구성 시 기존에 방화벽에 사설IP로 구성되어있는 인터페이스 설정을 변경해야 함 (네트워크 아키텍처 변경 필요)</text:p>
            <text:p>==&gt; 유럽법인, 윤영진 팀장님과 회의(03/15) 하였으나 네트워크 아키텍처 변경에 담당자 필요 (COC 운영범위 외)</text:p>
            <text:p>IPS분리, IPSECVPN 사용기능을 위한 네트워크 디자인 안 메일 발송 (문규태 연구원 =&gt; 양성현책임, 유럽법인 강남식 책임)</text:p>
            <text:p>문규태 연구원, 유럽법인 미팅 진행 (04/13)</text:p>
            <text:p>==&gt; (단기) CISCO 2140 방화벽에서 IPS기능 분리 후 IPSECVPN 연동 (카클라우드 인프라 개발팀, COC, 업체)</text:p>
            <text:p>==&gt; (장기) 방화벽/IPS 상위 장비 선정 (HAEE)</text:p>
            <text:p>방화벽/IPS 분리작업에 대한 방화벽 엔지니어 구성 의견 전달 (04/20)</text:p>
            <text:p>방화벽/IPS 분리작업에 대한 미팅 with 유럽 법인 (05/04)</text:p>
            <text:p>→ 이테크 쪽으로 분리 작업 요청 진행 중 by 강남식 부장/유럽법인</text:p>
            <text:p>(완료) 방화벽/IPS 분리작업 추가 미팅 : 출장,일정,인력 관련 (05/27)</text:p>
            <text:p>IPS 분리구성안 수립 중 (여기호 책임, 장광훈 책임, 양성현 책임)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유럽 CISCO 방화벽 FMC 버그 &amp; FW-B 다운 발생/원인 분석중 &amp; CPU 리소스 부족</text:p>
            <text:p>[ Cisco 방화벽 FMC버그 ]</text:p>
            <text:p>1. EU FW FMC disk usage critical alert (Disk Management 비정상 작동으로 /Volume사용량 100%발생) 2022/5/23</text:p>
            <text:p>→ Cisco 케이스 오픈, Disk Management 재기동, FMC 프로세스 재기동, FMC /volume사용량 임계치 수동 설정 by Cisco→ 해당 Disk Management 해소 후 파생된 이슈 발생중.</text:p>
            <text:p>2. EU FW 트래픽 인입 모니터링 페이지 비정상 작동 (EU FW 트래픽 인입 로그 확인불가) 2022/5/23</text:p>
            <text:p>→ Disk full 이슈 해소 후, 트래픽 인입 확인하는 기능 Disable 발생.</text:p>
            <text:p>3. EU FW FMC Process Status alert<text:s/></text:p>
            <text:p>→ Cisco 케이스 오픈, FMC 프로세스 재기동 - 이슈 해소되지 않음.</text:p>
            <text:p>→ FMC 리부팅 후 새로운 이슈 발생, log와 TS파일을 토대로 원인 분석 진행 중</text:p>
            <text:p>4. EU FW FMC Syslog diable - 보안 부서 확인 요청.</text:p>
            <text:p>→ Disk full 이슈 해소 후, Syslog기능 disable 확인됨.</text:p>
            <text:p>→ Syslog config 변경 발생하여, Cisco 케이스 오픈</text:p>
            <text:p/>
            <text:p>=&gt; (완료) FMC DB rebuilding, FMC 서버 재시작, FMC OS 업그레이드로 해소 완료</text:p>
            <text:p>[ Cisco 방화벽 CPU 리소스 부족 ]</text:p>
            <text:p>- Cisco 방화벽 CPU 리소스 사용률 80%초과</text:p>
            <text:p><text:s text:c="3"/>→ (완료) 트래픽 사용 높은 policy pre-filter적용 - zabbix<text:s/></text:p>
            <text:p><text:s text:c="3"/>→ (완료) 트래픽 사용 높은 policy pre-filter적용 - 차량 IP 대역→ GIS 2022.06.21</text:p>
            <text:p>[ Cisco 방화벽 FW-B 다운 발생/원인분석중 ]</text:p>
            <text:p>- 2022.06.17,18일 동일 시간에 FW-B HA 헬스 경고 이벤트와 Failover 이력 로그 확인됨.</text:p>
            <text:p>+ SNMP서버에서 FW-B 인터페이스 다운 발생</text:p>
            <text:p><text:s text:c="2"/>→ Cisco Tech 케이스 오픈되어 원인 분석중.</text:p>
          </table:table-cell>
          <table:table-cell office:value-type="string" table:style-name="ce8">
            <text:p>O</text:p>
          </table:table-cell>
          <table:table-cell table:number-columns-repeated="2" table:style-name="ce7"/>
          <table:table-cell table:number-columns-repeated="16373"/>
        </table:table-row>
        <table:table-row table:style-name="ro19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EU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F5 펌웨어 업그레이드</text:p>
            <text:p>F5 BIG-IP 제품군에 대한 iControl REST 취약점(CVE-2022-1388)에 의해 펌웨어 업그레이드 필요</text:p>
            <text:p>대상장비(총 7대)</text:p>
            <text:p>==&gt; (내수 운영계) KRCloud-PRD-L7-01, KRCloud-PRD-L7-02 <text:s/>/ 2대</text:p>
            <text:p>==&gt; (내수 검증계) KRCloud-PRD-L7-01, KRCloud-PRD-L7-02 / 2대</text:p>
            <text:p>==&gt; (SG) SG-LB01.nw.h53.io, SG-LB02.nw.h53.io / 2대</text:p>
            <text:p><text:span text:style-name="T6">==&gt; (EU) WAF(host-10-115-186-40)</text:span><text:span text:style-name="T6"/></text:p>
            <text:p>(내수 운영계) KRCloud-PRD-L7-01, KRCloud-PRD-L7-02 펌웨어 업그레이드 예정 (6/9목 00시)</text:p>
            <text:p>- 작업영향도</text:p>
            <text:p><text:s text:c="3"/>==&gt; 장비 Active-Active 이중화 구성</text:p>
            <text:p><text:s text:c="3"/>==&gt; 각 장비 1회씩 재기동 필요</text:p>
            <text:p><text:s text:c="3"/>==&gt; 재기동 시 세션 끊긴 발생(수초이내 순단 발생)</text:p>
            <text:p>조치경과</text:p>
            <text:p><text:s text:c="3"/>==&gt; (완료) 검증계 KRCloud-STG-L7-01, KRCloud-STG-L7-02 펌웨어 업그레이드 완료 - 5/31화</text:p>
            <text:p><text:s text:c="3"/>==&gt; (완료) 내수 운영계 CM 승인 - 06/03금</text:p>
            <text:p><text:s text:c="3"/>==&gt; (완료) KR 펌웨어 업그레이드 작업(엔지니어 방문) - 06/09목 00시</text:p>
            <text:p><text:s text:c="3"/>==&gt; (완료) (SG) SG-LB01.nw.h53.io, SG-LB02.nw.h53.io / 2대 펌웨어 업그레이드 예정 (06/23 23시) <text:s text:c="13"/>.<text:s text:c="2"/><text:span text:style-name="T6">==&gt; (예정) (EU) WAF 펌웨어 업그레이드 예정 07/12 KST 10:00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STG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3" table:visibility="filter">
          <table:table-cell office:value-type="string" table:style-name="ce7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10">
            <text:p>CN</text:p>
          </table:table-cell>
          <table:table-cell table:style-name="ce10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0"/>
          <table:table-cell office:value-type="string" table:style-name="ce30">
            <text:p>클라우드 플랫폼(opentsack) 보안 설정 현황 확인 요청</text:p>
            <text:p>중국 GCS시스템에 대한 인터넷 보안등급 최종평가에서 클라우드 플랫폼(openstack)에 관련된 보안 설정 현황 확인 요청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style-name="ro23" table:visibility="filter">
          <table:table-cell office:value-type="string" table:style-name="ce7">
            <text:p>22년</text:p>
          </table:table-cell>
          <table:table-cell office:value-type="string" table:style-name="ce10">
            <text:p>6월</text:p>
          </table:table-cell>
          <table:table-cell office:value-type="string" table:style-name="ce10">
            <text:p>RU</text:p>
          </table:table-cell>
          <table:table-cell table:style-name="ce16"/>
          <table:table-cell office:value-type="string" table:style-name="ce10">
            <text:p>PRD</text:p>
          </table:table-cell>
          <table:table-cell office:value-type="string" table:style-name="ce10">
            <text:p>진행중</text:p>
          </table:table-cell>
          <table:table-cell table:style-name="ce13"/>
          <table:table-cell office:value-type="string" table:style-name="ce37">
            <text:p>러시아 CCS 운영계 Rescue노드 필요</text:p>
            <text:p>=&gt; 러시아 CCS 운영계 Rescue노드 미존재 &amp; 호스트 RMA - HOST/VM다운 타임 필요</text:p>
            <text:p>RUCloudPrdComdR101 메모리 에러(correctable memory error) 발생</text:p>
            <text:p>=&gt; <text:s/>RUCloudPrdComdR101 CCS-DB호스트로 마이그레이션 가능한 호스트 없음</text:p>
            <text:p>=&gt; (일정 조율중) VM Down time (서비스 영향도) 확인하여 서비스 담당자와 확인하여 진행.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style-name="ce7"/>
          <table:table-cell table:number-columns-repeated="16373"/>
        </table:table-row>
        <table:table-row table:number-rows-repeated="1048515" table:style-name="ro25">
          <table:table-cell table:number-columns-repeated="16384"/>
        </table:table-row>
      </table:table>
      <table:database-ranges>
        <table:database-range table:target-range-address="KR_6월.A6:KR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KR" table:operator="="/>
              </table:filter-or>
            </table:filter-and>
          </table:filter>
        </table:database-range>
        <table:database-range table:target-range-address="CN_6월.A6:CN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CN" table:operator="="/>
                <table:filter-condition table:field-number="2" table:value="Global" table:operator="="/>
              </table:filter-or>
            </table:filter-and>
          </table:filter>
        </table:database-range>
        <table:database-range table:target-range-address="RU_6월.A6:RU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RU" table:operator="="/>
              </table:filter-or>
            </table:filter-and>
          </table:filter>
        </table:database-range>
        <table:database-range table:target-range-address="EU_6월.A6:EU_6월.K63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EU" table:operator="="/>
                <table:filter-condition table:field-number="2" table:value="Global" table:operator="="/>
              </table:filter-or>
            </table:filter-and>
          </table:filter>
        </table:database-range>
        <table:database-range table:target-range-address="NA_6월.A6:NA_6월.K62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NA" table:operator="="/>
              </table:filter-or>
            </table:filter-and>
          </table:filter>
        </table:database-range>
        <table:database-range table:target-range-address="SG_6월.A6:SG_6월.K61" table:display-filter-buttons="true">
          <table:filter>
            <table:filter-and>
              <table:filter-condition table:field-number="1" table:value="6월" table:operator="="/>
              <table:filter-or>
                <table:filter-condition table:field-number="2" table:value="Global" table:operator="="/>
                <table:filter-condition table:field-number="2" table:value="SG" table:operator="="/>
              </table:filter-or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3</meta:generator>
    <meta:initial-creator>스파크엔어소시에이츠/김의현-IaaS기술팀/신우영</meta:initial-creator>
    <dc:creator>정인환</dc:creator>
    <meta:creation-date>2015-06-05T18:19:34Z</meta:creation-date>
    <dc:date>2022-08-10T17:46:37Z</dc:date>
  </office:meta>
</office:document-meta>
</file>